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7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00604166666667cm"/>
    </style:style>
    <style:style style:name="co3" style:family="table-column">
      <style:table-column-properties fo:break-before="auto" style:column-width="5.42395833333333cm"/>
    </style:style>
    <style:style style:name="co4" style:family="table-column">
      <style:table-column-properties fo:break-before="auto" style:column-width="5.55625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5.21229166666667cm"/>
    </style:style>
    <style:style style:name="co8" style:family="table-column">
      <style:table-column-properties fo:break-before="auto" style:column-width="5.23875cm"/>
    </style:style>
    <style:style style:name="co9" style:family="table-column">
      <style:table-column-properties fo:break-before="auto" style:column-width="7.77875cm"/>
    </style:style>
    <style:style style:name="co10" style:family="table-column">
      <style:table-column-properties fo:break-before="auto" style:column-width="10.16cm"/>
    </style:style>
    <style:style style:name="co11" style:family="table-column">
      <style:table-column-properties fo:break-before="auto" style:column-width="9.31333333333333cm"/>
    </style:style>
    <style:style style:name="co12" style:family="table-column">
      <style:table-column-properties fo:break-before="auto" style:column-width="8.62541666666667cm"/>
    </style:style>
    <style:style style:name="co13" style:family="table-column">
      <style:table-column-properties fo:break-before="auto" style:column-width="8.20208333333333cm"/>
    </style:style>
    <style:style style:name="co14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Çizelge1" table:style-name="ta1">
        <table:shapes>
          <draw:frame draw:z-index="1" draw:id="id0" draw:style-name="a0" draw:name="Diagramm 1" svg:x="0.88937in" svg:y="2.85276in" svg:width="6.3in" svg:height="3.5385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Diagramm 2" svg:x="7.96102in" svg:y="2.83898in" svg:width="6.30039in" svg:height="3.5385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Diagramm 9" svg:x="0.54591in" svg:y="9.50425in" svg:width="6.29882in" svg:height="3.53858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Diagramm 10" svg:x="7.73068in" svg:y="9.43058in" svg:width="6.29882in" svg:height="3.53858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Diagramm 17" svg:x="0.40132in" svg:y="16.51882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Diagramm 18" svg:x="7.71592in" svg:y="16.62695in" svg:width="6.29843in" svg:height="3.53858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Diagramm 25" svg:x="21.319in" svg:y="2.44906in" svg:width="6.29724in" svg:height="3.53858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Diagramm 26" svg:x="21.07549in" svg:y="8.81888in" svg:width="6.29606in" svg:height="3.53858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16363" table:default-cell-style-name="ce1"/>
        <table:table-row table:style-name="ro1">
          <table:table-cell table:style-name="ce1"/>
          <table:table-cell office:value-type="string" table:number-columns-spanned="4" table:number-rows-spanned="1" table:style-name="ce5">
            <text:p>WITH NO INVERSE RELATIONS</text:p>
          </table:table-cell>
          <table:covered-table-cell table:number-columns-repeated="3"/>
          <table:table-cell table:number-columns-repeated="7" table:style-name="ce1"/>
          <table:table-cell office:value-type="string" table:style-name="ce2">
            <text:p>COMPARISON OF Hits@1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Margin</text:p>
          </table:table-cell>
          <table:table-cell office:value-type="string" table:style-name="ce1">
            <text:p>Average Hits@10 %(raw)<text:s/></text:p>
          </table:table-cell>
          <table:table-cell office:value-type="string" table:style-name="ce1">
            <text:p>Average Mean Rank (raw)</text:p>
          </table:table-cell>
          <table:table-cell office:value-type="string" table:style-name="ce1">
            <text:p>Average Hits@10 %(filter)</text:p>
          </table:table-cell>
          <table:table-cell office:value-type="string" table:style-name="ce1">
            <text:p>Average Mean Rank (filter)<text:s/></text:p>
          </table:table-cell>
          <table:table-cell table:number-columns-repeated="6" table:style-name="ce1"/>
          <table:table-cell office:value-type="string" table:style-name="ce1">
            <text:p>Margin</text:p>
          </table:table-cell>
          <table:table-cell office:value-type="string" table:style-name="ce1">
            <text:p>Average Hits@10 %(filter) (No inv. Rel.)</text:p>
          </table:table-cell>
          <table:table-cell office:value-type="string" table:style-name="ce1">
            <text:p><text:span text:style-name="T2">Average<text:s/></text:span>Hits@10<text:span text:style-name="T2"><text:s/>%(filter) (Some inv. Rel.)</text:span></text:p>
          </table:table-cell>
          <table:table-cell office:value-type="string" table:style-name="ce1">
            <text:p><text:span text:style-name="T2">Average<text:s/></text:span>Hits@10<text:span text:style-name="T2"><text:s/>%(filter) (All inv. Rel.)</text:span>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48.816000000000003" table:formula="of:=48.816/1" table:style-name="ce1">
            <text:p>48.816</text:p>
          </table:table-cell>
          <table:table-cell office:value-type="float" office:value="0.438" table:style-name="ce1">
            <text:p>0.438</text:p>
          </table:table-cell>
          <table:table-cell office:value-type="float" office:value="40.756999999999998" table:formula="of:=40.757/1" table:style-name="ce1">
            <text:p>40.757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.438" table:style-name="ce1">
            <text:p>0.438</text:p>
          </table:table-cell>
          <table:table-cell office:value-type="float" office:value="0.48" table:style-name="ce1">
            <text:p>0.48</text:p>
          </table:table-cell>
          <table:table-cell office:value-type="float" office:value="0.56699999999999995" table:style-name="ce1">
            <text:p>0.567</text:p>
          </table:table-cell>
          <table:table-cell table:number-columns-repeated="1636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.28499999999999998" table:style-name="ce1">
            <text:p>0.285</text:p>
          </table:table-cell>
          <table:table-cell office:value-type="float" office:value="31.326000000000001" table:formula="of:=31.326/1" table:style-name="ce1">
            <text:p>31.326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23.212" table:formula="of:=23.212/1" table:style-name="ce1">
            <text:p>23.212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.60699999999999998" table:style-name="ce1">
            <text:p>0.607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0.82599999999999996" table:style-name="ce1">
            <text:p>0.826</text:p>
          </table:table-cell>
          <table:table-cell table:number-columns-repeated="1636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0.434" table:style-name="ce1">
            <text:p>0.434</text:p>
          </table:table-cell>
          <table:table-cell office:value-type="float" office:value="21.187999999999999" table:formula="of:=21.188/1" table:style-name="ce1">
            <text:p>21.188</text:p>
          </table:table-cell>
          <table:table-cell office:value-type="float" office:value="0.77700000000000002" table:style-name="ce1">
            <text:p>0.777</text:p>
          </table:table-cell>
          <table:table-cell office:value-type="float" office:value="13.099" table:formula="of:=13.099/1" table:style-name="ce1">
            <text:p>13.099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0.77700000000000002" table:style-name="ce1">
            <text:p>0.777</text:p>
          </table:table-cell>
          <table:table-cell office:value-type="float" office:value="0.86099999999999999" table:style-name="ce1">
            <text:p>0.861</text:p>
          </table:table-cell>
          <table:table-cell office:value-type="float" office:value="0.91500000000000004" table:style-name="ce1">
            <text:p>0.915</text:p>
          </table:table-cell>
          <table:table-cell table:number-columns-repeated="1636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16.475000000000001" table:formula="of:=16.475/1" table:style-name="ce1">
            <text:p>16.475</text:p>
          </table:table-cell>
          <table:table-cell office:value-type="float" office:value="0.82399999999999995" table:style-name="ce1">
            <text:p>0.824</text:p>
          </table:table-cell>
          <table:table-cell office:value-type="float" office:value="8.5890000000000004" table:formula="of:=8.589/1" table:style-name="ce1">
            <text:p>8.589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0.82399999999999995" table:style-name="ce1">
            <text:p>0.824</text:p>
          </table:table-cell>
          <table:table-cell office:value-type="float" office:value="0.88900000000000001" table:style-name="ce1">
            <text:p>0.889</text:p>
          </table:table-cell>
          <table:table-cell office:value-type="float" office:value="0.91300000000000003" table:style-name="ce1">
            <text:p>0.913</text:p>
          </table:table-cell>
          <table:table-cell table:number-columns-repeated="1636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0.48299999999999998" table:style-name="ce1">
            <text:p>0.483</text:p>
          </table:table-cell>
          <table:table-cell office:value-type="float" office:value="17.774999999999999" table:formula="of:=17.775/1" table:style-name="ce1">
            <text:p>17.775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10.222" table:formula="of:=10.222/1" table:style-name="ce1">
            <text:p>10.222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float" office:value="0.78600000000000003" table:style-name="ce1">
            <text:p>0.786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0.80700000000000005" table:style-name="ce1">
            <text:p>0.807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40300000000000002" table:style-name="ce1">
            <text:p>0.403</text:p>
          </table:table-cell>
          <table:table-cell office:value-type="float" office:value="22.902999999999999" table:formula="of:=22.903/1" table:style-name="ce1">
            <text:p>22.903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16.634" table:formula="of:=16.634/1" table:style-name="ce1">
            <text:p>16.634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office:value-type="float" office:value="0.61299999999999999" table:style-name="ce1">
            <text:p>0.613</text:p>
          </table:table-cell>
          <table:table-cell office:value-type="float" office:value="0.60399999999999998" table:style-name="ce1">
            <text:p>0.604</text:p>
          </table:table-cell>
          <table:table-cell office:value-type="float" office:value="0.58299999999999996" table:style-name="ce1">
            <text:p>0.583</text:p>
          </table:table-cell>
          <table:table-cell table:number-columns-repeated="1636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23.358000000000001" table:formula="of:=23.358/1" table:style-name="ce1">
            <text:p>23.358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17.3" table:formula="of:=17.3/1" table:style-name="ce1">
            <text:p>17.3</text:p>
          </table:table-cell>
          <table:table-cell table:number-columns-repeated="3" table:style-name="ce1"/>
          <table:table-cell office:value-type="string" table:style-name="ce6">
            <text:p>TRANSE-Model</text:p>
          </table:table-cell>
          <table:table-cell table:style-name="ce7"/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0.56200000000000006" table:style-name="ce1">
            <text:p>0.562</text:p>
          </table:table-cell>
          <table:table-cell office:value-type="float" office:value="0.52900000000000003" table:style-name="ce1">
            <text:p>0.529</text:p>
          </table:table-cell>
          <table:table-cell office:value-type="float" office:value="0.52700000000000002" table:style-name="ce1">
            <text:p>0.527</text:p>
          </table:table-cell>
          <table:table-cell table:number-columns-repeated="16369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39400000000000002" table:style-name="ce1">
            <text:p>0.394</text:p>
          </table:table-cell>
          <table:table-cell office:value-type="float" office:value="23.975000000000001" table:formula="of:=23.975/1" table:style-name="ce1">
            <text:p>23.975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17.776" table:formula="of:=17776/1000" table:style-name="ce1">
            <text:p>17.776</text:p>
          </table:table-cell>
          <table:table-cell table:number-columns-repeated="3" table:style-name="ce1"/>
          <table:table-cell office:value-type="string" table:style-name="ce8">
            <text:p>Embedding dimension</text:p>
          </table:table-cell>
          <table:table-cell office:value-type="float" office:value="100" table:style-name="ce9">
            <text:p>10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52800000000000002" table:style-name="ce1">
            <text:p>0.528</text:p>
          </table:table-cell>
          <table:table-cell office:value-type="float" office:value="0.55000000000000004" table:style-name="ce1">
            <text:p>0.55</text:p>
          </table:table-cell>
          <table:table-cell table:number-columns-repeated="16369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0.40699999999999997" table:style-name="ce1">
            <text:p>0.407</text:p>
          </table:table-cell>
          <table:table-cell office:value-type="float" office:value="23.172000000000001" table:formula="of:=23.172/1" table:style-name="ce1">
            <text:p>23.172</text:p>
          </table:table-cell>
          <table:table-cell office:value-type="float" office:value="0.58399999999999996" table:style-name="ce1">
            <text:p>0.584</text:p>
          </table:table-cell>
          <table:table-cell office:value-type="float" office:value="17.067" table:formula="of:=17.067/1" table:style-name="ce1">
            <text:p>17.067</text:p>
          </table:table-cell>
          <table:table-cell table:number-columns-repeated="3" table:style-name="ce1"/>
          <table:table-cell office:value-type="string" table:style-name="ce8">
            <text:p>Score function</text:p>
          </table:table-cell>
          <table:table-cell office:value-type="string" table:style-name="ce9">
            <text:p>L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.58399999999999996" table:style-name="ce1">
            <text:p>0.584</text:p>
          </table:table-cell>
          <table:table-cell office:value-type="float" office:value="0.54" table:style-name="ce1">
            <text:p>0.54</text:p>
          </table:table-cell>
          <table:table-cell office:value-type="float" office:value="0.55300000000000005" table:style-name="ce1">
            <text:p>0.553</text:p>
          </table:table-cell>
          <table:table-cell table:number-columns-repeated="16369"/>
        </table:table-row>
        <table:table-row table:style-name="ro2">
          <table:table-cell table:number-columns-repeated="8" table:style-name="ce1"/>
          <table:table-cell office:value-type="string" table:style-name="ce8">
            <text:p>Batch size</text:p>
          </table:table-cell>
          <table:table-cell office:value-type="float" office:value="3000" table:style-name="ce9">
            <text:p>3000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8">
            <text:p>Learning rate</text:p>
          </table:table-cell>
          <table:table-cell office:value-type="float" office:value="0.01" table:style-name="ce9">
            <text:p>0.01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8">
            <text:p>N-generator</text:p>
          </table:table-cell>
          <table:table-cell office:value-type="float" office:value="24" table:style-name="ce9">
            <text:p>24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8">
            <text:p>N-rank calculator</text:p>
          </table:table-cell>
          <table:table-cell office:value-type="float" office:value="24" table:style-name="ce9">
            <text:p>24</text:p>
          </table:table-cell>
          <table:table-cell table:number-columns-repeated="16374" table:style-name="ce1"/>
        </table:table-row>
        <table:table-row table:style-name="ro2">
          <table:table-cell table:number-columns-repeated="8" table:style-name="ce1"/>
          <table:table-cell office:value-type="string" table:style-name="ce8">
            <text:p>Maximum epoch</text:p>
          </table:table-cell>
          <table:table-cell office:value-type="float" office:value="1000" table:style-name="ce9">
            <text:p>1000</text:p>
          </table:table-cell>
          <table:table-cell table:number-columns-repeated="16374" table:style-name="ce1"/>
        </table:table-row>
        <table:table-row table:style-name="ro2">
          <table:table-cell table:number-columns-repeated="8"/>
          <table:table-cell office:value-type="string" table:style-name="ce8">
            <text:p>Evaluation frequency</text:p>
          </table:table-cell>
          <table:table-cell office:value-type="float" office:value="1000" table:style-name="ce9">
            <text:p>100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table:style-name="ce10">
            <text:p>TransE-Cat</text:p>
          </table:table-cell>
          <table:table-cell office:value-type="string" table:style-name="ce11">
            <text:p>No</text:p>
          </table:table-cell>
          <table:table-cell table:number-columns-repeated="16374"/>
        </table:table-row>
        <table:table-row table:number-rows-repeated="14" table:style-name="ro2">
          <table:table-cell table:number-columns-repeated="16384"/>
        </table:table-row>
        <table:table-row table:style-name="ro1">
          <table:table-cell table:number-columns-repeated="12" table:style-name="ce1"/>
          <table:table-cell office:value-type="string" table:style-name="ce2">
            <text:p>COMPARISON OF MEANRANK</text:p>
          </table:table-cell>
          <table:table-cell table:number-columns-repeated="16371" table:style-name="ce1"/>
        </table:table-row>
        <table:table-row table:style-name="ro2">
          <table:table-cell table:number-columns-repeated="11" table:style-name="ce1"/>
          <table:table-cell office:value-type="string" table:style-name="ce1">
            <text:p>Margin</text:p>
          </table:table-cell>
          <table:table-cell office:value-type="string" table:style-name="ce1">
            <text:p>Average MeanRank(filter) (No inv. Rel.)</text:p>
          </table:table-cell>
          <table:table-cell office:value-type="string" table:style-name="ce1">
            <text:p>Average MeanRank(filter) (Some inv. Rel.)</text:p>
          </table:table-cell>
          <table:table-cell office:value-type="string" table:style-name="ce1">
            <text:p>Average MeanRank(filter) (All inv. Rel.)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number-columns-spanned="5" table:number-rows-spanned="1" table:style-name="ce5">
            <text:p>WITH ONLY SOME OF THE INVERSE RELATIONS</text:p>
          </table:table-cell>
          <table:covered-table-cell table:number-columns-repeated="4"/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40.756999999999998" table:formula="of:=40.757/1" table:style-name="ce1">
            <text:p>40.757</text:p>
          </table:table-cell>
          <table:table-cell office:value-type="float" office:value="38.462000000000003" table:formula="of:=38462/1000" table:style-name="ce1">
            <text:p>38.462</text:p>
          </table:table-cell>
          <table:table-cell office:value-type="float" office:value="22.812000000000001" table:formula="of:=22.812/1" table:style-name="ce1">
            <text:p>22.812</text:p>
          </table:table-cell>
          <table:table-cell table:number-columns-repeated="16369"/>
        </table:table-row>
        <table:table-row table:style-name="ro2">
          <table:table-cell table:style-name="ce1"/>
          <table:table-cell table:number-columns-spanned="4" table:number-rows-spanned="1" table:style-name="ce4"/>
          <table:covered-table-cell table:number-columns-repeated="3"/>
          <table:table-cell table:number-columns-spanned="4" table:number-rows-spanned="1" table:style-name="ce4"/>
          <table:covered-table-cell table:number-columns-repeated="3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23.212" table:formula="of:=23.212/1" table:style-name="ce1">
            <text:p>23.212</text:p>
          </table:table-cell>
          <table:table-cell office:value-type="float" office:value="17.670999999999999" table:formula="of:=17671/1000" table:style-name="ce1">
            <text:p>17.671</text:p>
          </table:table-cell>
          <table:table-cell office:value-type="float" office:value="8.11" table:formula="of:=8.11/1" table:style-name="ce1">
            <text:p>8.1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Margin</text:p>
          </table:table-cell>
          <table:table-cell office:value-type="string" table:style-name="ce1">
            <text:p>Average Hits@10 %(raw)<text:s/></text:p>
          </table:table-cell>
          <table:table-cell office:value-type="string" table:style-name="ce1">
            <text:p>Average Mean Rank (raw)<text:s/></text:p>
          </table:table-cell>
          <table:table-cell office:value-type="string" table:style-name="ce1">
            <text:p><text:span text:style-name="T2">Average<text:s/></text:span>Hits@10<text:span text:style-name="T2"><text:s/>%(filter)<text:s/></text:span></text:p>
          </table:table-cell>
          <table:table-cell office:value-type="string" table:style-name="ce1">
            <text:p>Average Mean Rank (filter)<text:s/>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13.099" table:formula="of:=13.099/1" table:style-name="ce1">
            <text:p>13.099</text:p>
          </table:table-cell>
          <table:table-cell office:value-type="float" office:value="7.52" table:formula="of:=7520/1000" table:style-name="ce1">
            <text:p>7.52</text:p>
          </table:table-cell>
          <table:table-cell office:value-type="float" office:value="4.4169999999999998" table:formula="of:=4417/1000" table:style-name="ce1">
            <text:p>4.417</text:p>
          </table:table-cell>
          <table:table-cell table:number-columns-repeated="1636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27" table:style-name="ce1">
            <text:p>0.27</text:p>
          </table:table-cell>
          <table:table-cell office:value-type="float" office:value="46.167999999999999" table:formula="of:=46168/1000" table:style-name="ce1">
            <text:p>46.168</text:p>
          </table:table-cell>
          <table:table-cell office:value-type="float" office:value="0.48" table:style-name="ce1">
            <text:p>0.48</text:p>
          </table:table-cell>
          <table:table-cell office:value-type="float" office:value="38.462000000000003" table:formula="of:=38462/1000" table:style-name="ce1">
            <text:p>38.462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8.5890000000000004" table:formula="of:=8.589/1" table:style-name="ce1">
            <text:p>8.589</text:p>
          </table:table-cell>
          <table:table-cell office:value-type="float" office:value="4.7430000000000003" table:formula="of:=4743/1000" table:style-name="ce1">
            <text:p>4.743</text:p>
          </table:table-cell>
          <table:table-cell office:value-type="float" office:value="4.1609999999999996" table:formula="of:=4161/1000" table:style-name="ce1">
            <text:p>4.161</text:p>
          </table:table-cell>
          <table:table-cell table:number-columns-repeated="1636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.36499999999999999" table:style-name="ce1">
            <text:p>0.365</text:p>
          </table:table-cell>
          <table:table-cell office:value-type="float" office:value="25.405000000000001" table:formula="of:=25405/1000" table:style-name="ce1">
            <text:p>25.405</text:p>
          </table:table-cell>
          <table:table-cell office:value-type="float" office:value="0.66400000000000003" table:style-name="ce1">
            <text:p>0.664</text:p>
          </table:table-cell>
          <table:table-cell office:value-type="float" office:value="17.670999999999999" table:formula="of:=17671/1000" table:style-name="ce1">
            <text:p>17.671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float" office:value="10.222" table:formula="of:=10.222/1" table:style-name="ce1">
            <text:p>10.222</text:p>
          </table:table-cell>
          <table:table-cell office:value-type="float" office:value="6.8979999999999997" table:formula="of:=6898/1000" table:style-name="ce1">
            <text:p>6.898</text:p>
          </table:table-cell>
          <table:table-cell office:value-type="float" office:value="6.609" table:formula="of:=6.609/1" table:style-name="ce1">
            <text:p>6.609</text:p>
          </table:table-cell>
          <table:table-cell table:number-columns-repeated="1636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15.177" table:formula="of:=15177/1000" table:style-name="ce1">
            <text:p>15.177</text:p>
          </table:table-cell>
          <table:table-cell office:value-type="float" office:value="0.86099999999999999" table:style-name="ce1">
            <text:p>0.861</text:p>
          </table:table-cell>
          <table:table-cell office:value-type="float" office:value="7.52" table:formula="of:=7520/1000" table:style-name="ce1">
            <text:p>7.52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office:value-type="float" office:value="16.634" table:formula="of:=16.634/1" table:style-name="ce1">
            <text:p>16.634</text:p>
          </table:table-cell>
          <table:table-cell office:value-type="float" office:value="16.91" table:formula="of:=16910/1000" table:style-name="ce1">
            <text:p>16.91</text:p>
          </table:table-cell>
          <table:table-cell office:value-type="float" office:value="14.707000000000001" table:formula="of:=14.707/1" table:style-name="ce1">
            <text:p>14.707</text:p>
          </table:table-cell>
          <table:table-cell table:number-columns-repeated="1636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0.55400000000000005" table:style-name="ce1">
            <text:p>0.554</text:p>
          </table:table-cell>
          <table:table-cell office:value-type="float" office:value="12.169" table:formula="of:=12169/1000" table:style-name="ce1">
            <text:p>12.169</text:p>
          </table:table-cell>
          <table:table-cell office:value-type="float" office:value="0.88900000000000001" table:style-name="ce1">
            <text:p>0.889</text:p>
          </table:table-cell>
          <table:table-cell office:value-type="float" office:value="4.7430000000000003" table:formula="of:=4743/1000" table:style-name="ce1">
            <text:p>4.743</text:p>
          </table:table-cell>
          <table:table-cell table:number-columns-repeated="6" table:style-name="ce1"/>
          <table:table-cell office:value-type="float" office:value="20" table:style-name="ce1">
            <text:p>20</text:p>
          </table:table-cell>
          <table:table-cell office:value-type="float" office:value="17.3" table:formula="of:=17.3/1" table:style-name="ce1">
            <text:p>17.3</text:p>
          </table:table-cell>
          <table:table-cell office:value-type="float" office:value="19.398" table:formula="of:=19.398/1" table:style-name="ce1">
            <text:p>19.398</text:p>
          </table:table-cell>
          <table:table-cell office:value-type="float" office:value="16.931999999999999" table:formula="of:=16932/1000" table:style-name="ce1">
            <text:p>16.932</text:p>
          </table:table-cell>
          <table:table-cell table:number-columns-repeated="1636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0.54700000000000004" table:style-name="ce1">
            <text:p>0.547</text:p>
          </table:table-cell>
          <table:table-cell office:value-type="float" office:value="14.038" table:formula="of:=14038/1000" table:style-name="ce1">
            <text:p>14.038</text:p>
          </table:table-cell>
          <table:table-cell office:value-type="float" office:value="0.84599999999999997" table:style-name="ce1">
            <text:p>0.846</text:p>
          </table:table-cell>
          <table:table-cell office:value-type="float" office:value="6.8979999999999997" table:formula="of:=6898/1000" table:style-name="ce1">
            <text:p>6.898</text:p>
          </table:table-cell>
          <table:table-cell table:number-columns-repeated="6" table:style-name="ce1"/>
          <table:table-cell office:value-type="float" office:value="50" table:style-name="ce1">
            <text:p>50</text:p>
          </table:table-cell>
          <table:table-cell office:value-type="float" office:value="17.776" table:formula="of:=17776/1000" table:style-name="ce1">
            <text:p>17.776</text:p>
          </table:table-cell>
          <table:table-cell office:value-type="float" office:value="19.882999999999999" table:formula="of:=19.883" table:style-name="ce1">
            <text:p>19.883</text:p>
          </table:table-cell>
          <table:table-cell office:value-type="float" office:value="17.369" table:formula="of:=17.369/1" table:style-name="ce1">
            <text:p>17.369</text:p>
          </table:table-cell>
          <table:table-cell table:number-columns-repeated="1636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23.262" table:formula="of:=23262/1000" table:style-name="ce1">
            <text:p>23.262</text:p>
          </table:table-cell>
          <table:table-cell office:value-type="float" office:value="0.60399999999999998" table:style-name="ce1">
            <text:p>0.604</text:p>
          </table:table-cell>
          <table:table-cell office:value-type="float" office:value="16.91" table:formula="of:=16910/1000" table:style-name="ce1">
            <text:p>16.91</text:p>
          </table:table-cell>
          <table:table-cell table:number-columns-repeated="6" table:style-name="ce1"/>
          <table:table-cell office:value-type="float" office:value="100" table:style-name="ce1">
            <text:p>100</text:p>
          </table:table-cell>
          <table:table-cell office:value-type="float" office:value="17.067" table:formula="of:=17.067/1" table:style-name="ce1">
            <text:p>17.067</text:p>
          </table:table-cell>
          <table:table-cell office:value-type="float" office:value="19.321999999999999" table:formula="of:=19322/1000" table:style-name="ce1">
            <text:p>19.322</text:p>
          </table:table-cell>
          <table:table-cell office:value-type="float" office:value="17.085999999999999" table:formula="of:=17086/1000" table:style-name="ce1">
            <text:p>17.086</text:p>
          </table:table-cell>
          <table:table-cell table:number-columns-repeated="1636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40799999999999997" table:style-name="ce1">
            <text:p>0.408</text:p>
          </table:table-cell>
          <table:table-cell office:value-type="float" office:value="25.202999999999999" table:formula="of:=25.203/1" table:style-name="ce1">
            <text:p>25.203</text:p>
          </table:table-cell>
          <table:table-cell office:value-type="float" office:value="0.52900000000000003" table:style-name="ce1">
            <text:p>0.529</text:p>
          </table:table-cell>
          <table:table-cell office:value-type="float" office:value="19.398" table:formula="of:=19.398/1" table:style-name="ce1">
            <text:p>19.398</text:p>
          </table:table-cell>
          <table:table-cell table:number-columns-repeated="16379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39700000000000002" table:style-name="ce1">
            <text:p>0.397</text:p>
          </table:table-cell>
          <table:table-cell office:value-type="float" office:value="25.388000000000002" table:formula="of:=25.388/1" table:style-name="ce1">
            <text:p>25.388</text:p>
          </table:table-cell>
          <table:table-cell office:value-type="float" office:value="0.52800000000000002" table:style-name="ce1">
            <text:p>0.528</text:p>
          </table:table-cell>
          <table:table-cell office:value-type="float" office:value="19.882999999999999" table:formula="of:=19.883" table:style-name="ce1">
            <text:p>19.883</text:p>
          </table:table-cell>
          <table:table-cell table:number-columns-repeated="16379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0.40600000000000003" table:style-name="ce1">
            <text:p>0.406</text:p>
          </table:table-cell>
          <table:table-cell office:value-type="float" office:value="24.832999999999998" table:formula="of:=24833/1000" table:style-name="ce1">
            <text:p>24.833</text:p>
          </table:table-cell>
          <table:table-cell office:value-type="float" office:value="0.54" table:style-name="ce1">
            <text:p>0.54</text:p>
          </table:table-cell>
          <table:table-cell office:value-type="float" office:value="19.321999999999999" table:formula="of:=19322/1000" table:style-name="ce1">
            <text:p>19.322</text:p>
          </table:table-cell>
          <table:table-cell table:number-columns-repeated="16379" table:style-name="ce1"/>
        </table:table-row>
        <table:table-row table:number-rows-repeated="2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5" table:number-rows-spanned="1" table:style-name="ce5">
            <text:p>WITH ALL OF THE INVERSE RELATIONS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office:value-type="string" table:style-name="ce1">
            <text:p>Margin</text:p>
          </table:table-cell>
          <table:table-cell office:value-type="string" table:style-name="ce1">
            <text:p>Average Hits@10 %(raw)</text:p>
          </table:table-cell>
          <table:table-cell office:value-type="string" table:style-name="ce1">
            <text:p>Average Mean Rank (raw)<text:s/></text:p>
          </table:table-cell>
          <table:table-cell office:value-type="string" table:style-name="ce1">
            <text:p><text:span text:style-name="T2">Average<text:s/></text:span>Hits@10<text:span text:style-name="T2"><text:s/>%(filter)<text:s/></text:span></text:p>
          </table:table-cell>
          <table:table-cell office:value-type="string" table:style-name="ce1">
            <text:p>Average Mean Rank (filter)<text:s/>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.311" table:style-name="ce1">
            <text:p>0.311</text:p>
          </table:table-cell>
          <table:table-cell office:value-type="float" office:value="30.663" table:formula="of:=30.663/1" table:style-name="ce1">
            <text:p>30.663</text:p>
          </table:table-cell>
          <table:table-cell office:value-type="float" office:value="0.56699999999999995" table:style-name="ce1">
            <text:p>0.567</text:p>
          </table:table-cell>
          <table:table-cell office:value-type="float" office:value="22.812000000000001" table:formula="of:=22.812/1" table:style-name="ce1">
            <text:p>22.812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.39900000000000002" table:style-name="ce1">
            <text:p>0.399</text:p>
          </table:table-cell>
          <table:table-cell office:value-type="float" office:value="15.955" table:formula="of:=15955/1000" table:style-name="ce1">
            <text:p>15.955</text:p>
          </table:table-cell>
          <table:table-cell office:value-type="float" office:value="0.82599999999999996" table:style-name="ce1">
            <text:p>0.826</text:p>
          </table:table-cell>
          <table:table-cell office:value-type="float" office:value="8.11" table:formula="of:=8.11/1" table:style-name="ce1">
            <text:p>8.11</text:p>
          </table:table-cell>
          <table:table-cell table:number-columns-repeated="16379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0.48899999999999999" table:style-name="ce1">
            <text:p>0.489</text:p>
          </table:table-cell>
          <table:table-cell office:value-type="float" office:value="11.61" table:formula="of:=11.61/1" table:style-name="ce1">
            <text:p>11.61</text:p>
          </table:table-cell>
          <table:table-cell office:value-type="float" office:value="0.91500000000000004" table:style-name="ce1">
            <text:p>0.915</text:p>
          </table:table-cell>
          <table:table-cell office:value-type="float" office:value="4.4169999999999998" table:formula="of:=4417/1000" table:style-name="ce1">
            <text:p>4.417</text:p>
          </table:table-cell>
          <table:table-cell table:number-columns-repeated="16379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0.51200000000000001" table:style-name="ce1">
            <text:p>0.512</text:p>
          </table:table-cell>
          <table:table-cell office:value-type="float" office:value="10.858000000000001" table:formula="of:=10858/1000" table:style-name="ce3">
            <text:p>11</text:p>
          </table:table-cell>
          <table:table-cell office:value-type="float" office:value="0.91300000000000003" table:style-name="ce1">
            <text:p>0.913</text:p>
          </table:table-cell>
          <table:table-cell office:value-type="float" office:value="4.1609999999999996" table:formula="of:=4161/1000" table:style-name="ce1">
            <text:p>4.161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0.49299999999999999" table:style-name="ce1">
            <text:p>0.493</text:p>
          </table:table-cell>
          <table:table-cell office:value-type="float" office:value="12.686999999999999" table:formula="of:=12.687/1" table:style-name="ce1">
            <text:p>12.687</text:p>
          </table:table-cell>
          <table:table-cell office:value-type="float" office:value="0.80700000000000005" table:style-name="ce1">
            <text:p>0.807</text:p>
          </table:table-cell>
          <table:table-cell office:value-type="float" office:value="6.609" table:formula="of:=6.609/1" table:style-name="ce1">
            <text:p>6.609</text:p>
          </table:table-cell>
          <table:table-cell table:number-columns-repeated="16379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0.4" table:style-name="ce1">
            <text:p>0.4</text:p>
          </table:table-cell>
          <table:table-cell office:value-type="float" office:value="20.452999999999999" table:formula="of:=20.453/1" table:style-name="ce1">
            <text:p>20.453</text:p>
          </table:table-cell>
          <table:table-cell office:value-type="float" office:value="0.58299999999999996" table:style-name="ce1">
            <text:p>0.583</text:p>
          </table:table-cell>
          <table:table-cell office:value-type="float" office:value="14.707000000000001" table:formula="of:=14.707/1" table:style-name="ce1">
            <text:p>14.707</text:p>
          </table:table-cell>
          <table:table-cell table:number-columns-repeated="16379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0.35399999999999998" table:style-name="ce1">
            <text:p>0.354</text:p>
          </table:table-cell>
          <table:table-cell office:value-type="float" office:value="22.706" table:formula="of:=22.706/1" table:style-name="ce1">
            <text:p>22.706</text:p>
          </table:table-cell>
          <table:table-cell office:value-type="float" office:value="0.52700000000000002" table:style-name="ce1">
            <text:p>0.527</text:p>
          </table:table-cell>
          <table:table-cell office:value-type="float" office:value="16.931999999999999" table:formula="of:=16932/1000" table:style-name="ce1">
            <text:p>16.932</text:p>
          </table:table-cell>
          <table:table-cell table:number-columns-repeated="16379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0.36699999999999999" table:style-name="ce1">
            <text:p>0.367</text:p>
          </table:table-cell>
          <table:table-cell office:value-type="float" office:value="23.085999999999999" table:formula="of:=23.086/1" table:style-name="ce1">
            <text:p>23.086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7.369" table:formula="of:=17.369/1" table:style-name="ce1">
            <text:p>17.369</text:p>
          </table:table-cell>
          <table:table-cell table:number-columns-repeated="16379" table:style-name="ce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0.35899999999999999" table:style-name="ce1">
            <text:p>0.359</text:p>
          </table:table-cell>
          <table:table-cell office:value-type="float" office:value="22.882999999999999" table:formula="of:=22.883/1" table:style-name="ce1">
            <text:p>22.883</text:p>
          </table:table-cell>
          <table:table-cell office:value-type="float" office:value="0.55300000000000005" table:style-name="ce1">
            <text:p>0.553</text:p>
          </table:table-cell>
          <table:table-cell office:value-type="float" office:value="17.085999999999999" table:formula="of:=17086/1000" table:style-name="ce1">
            <text:p>17.086</text:p>
          </table:table-cell>
          <table:table-cell table:number-columns-repeated="16379" table:style-name="ce1"/>
        </table:table-row>
        <table:table-row table:number-rows-repeated="104849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  </number:text>
    </number:number-style>
    <number:number-style style:name="N36P1">
      <number:text>-</number:text>
      <number:number number:decimal-places="2" number:min-integer-digits="1" number:grouping="true"/>
      <number:text>   </number:text>
    </number:number-style>
    <number:number-style style:name="N36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de" number:country="DE">
      <number:text> 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37P1" number:language="de" number:country="DE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37P2" number:language="de" number:country="DE">
      <number:text> -</number:text>
      <number:number number:decimal-places="0" number:min-integer-digits="2">
        <number:embedded-text number:position="0"> </number:embedded-text>
      </number:number>
      <number:currency-symbol number:language="de" number:country="DE">€</number:currency-symbol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Komma" style:family="table-cell" style:data-style-name="N36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_228_hrung" style:display-name="Währung" style:family="table-cell" style:data-style-name="N37"/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Windows User</dc:creator>
    <meta:creation-date>2019-09-19T15:03:38Z</meta:creation-date>
    <dc:date>2022-05-31T10:32:01Z</dc:date>
    <meta:editing-cycles>1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7777165354331pt" svg:width="453.6pt" chart:style-name="Crt0">
        <chart:title chart:style-name="CT00">
          <text:p text:style-name="a0" text:class-names="" text:cond-style-name="">Avg Hits@10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g Hits@10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rgin</text:p>
            </chart:title>
            <chart:categories table:cell-range-address="Çizelge1.$A$3:.$A$11"/>
          </chart:axis>
          <chart:series chart:label-cell-address="Çizelge1.$B$2" chart:values-cell-range-address="Çizelge1.$B$3:.$B$11" chart:class="chart:line" chart:attached-axis="primary-y" chart:style-name="G0S0">
            <chart:data-point chart:repeated="9"/>
          </chart:series>
          <chart:series chart:label-cell-address="Çizelge1.$D$2" chart:values-cell-range-address="Çizelge1.$D$3:.$D$11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7777165354331pt" svg:width="453.628031496063pt" chart:style-name="Crt0">
        <chart:title chart:style-name="CT00">
          <text:p text:style-name="a0" text:class-names="" text:cond-style-name="">Average MeanRank<text:s text:c="1"/></text:p>
        </chart:title>
        <chart:legend svg:x="308.5174803149606pt" svg:y="109.6577952755905pt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erage MeanRank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rgin</text:p>
            </chart:title>
            <chart:categories table:cell-range-address="Çizelge1.$A$3:.$A$11"/>
          </chart:axis>
          <chart:series chart:label-cell-address="Çizelge1.$C$2" chart:values-cell-range-address="Çizelge1.$C$3:.$C$11" chart:class="chart:line" chart:attached-axis="primary-y" chart:style-name="G0S0">
            <chart:data-point chart:repeated="9"/>
          </chart:series>
          <chart:series chart:label-cell-address="Çizelge1.$E$2" chart:values-cell-range-address="Çizelge1.$E$3:.$E$11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7777165354331pt" svg:width="453.5150393700787pt" chart:style-name="Crt0">
        <chart:title chart:style-name="CT00">
          <text:p text:style-name="a0" text:class-names="" text:cond-style-name="">Avg Hits@10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g Hits@10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rgin</text:p>
            </chart:title>
            <chart:categories table:cell-range-address="Çizelge1.$A$38:.$A$46"/>
          </chart:axis>
          <chart:series chart:label-cell-address="Çizelge1.$B$37" chart:values-cell-range-address="Çizelge1.$B$38:.$B$46" chart:class="chart:line" chart:attached-axis="primary-y" chart:style-name="G0S0">
            <chart:data-point chart:repeated="9"/>
          </chart:series>
          <chart:series chart:label-cell-address="Çizelge1.$D$37" chart:values-cell-range-address="Çizelge1.$D$38:.$D$46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7777165354331pt" svg:width="453.5150393700787pt" chart:style-name="Crt0">
        <chart:title chart:style-name="CT00">
          <text:p text:style-name="a0" text:class-names="" text:cond-style-name="">Average MeanRank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erage MeanRank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rgin</text:p>
            </chart:title>
            <chart:categories table:cell-range-address="Çizelge1.$A$38:.$A$46"/>
          </chart:axis>
          <chart:series chart:label-cell-address="Çizelge1.$C$37" chart:values-cell-range-address="Çizelge1.$C$38:.$C$46" chart:class="chart:line" chart:attached-axis="primary-y" chart:style-name="G0S0">
            <chart:data-point chart:repeated="9"/>
          </chart:series>
          <chart:series chart:label-cell-address="Çizelge1.$E$37" chart:values-cell-range-address="Çizelge1.$E$38:.$E$46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94488188976pt" svg:width="453.5150393700787pt" chart:style-name="Crt0">
        <chart:title chart:style-name="CT00">
          <text:p text:style-name="a0" text:class-names="" text:cond-style-name="">Avg Hits@10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g Hits@10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rgin</text:p>
            </chart:title>
            <chart:categories table:cell-range-address="Çizelge1.$A$71:.$A$79"/>
          </chart:axis>
          <chart:series chart:label-cell-address="Çizelge1.$B$70" chart:values-cell-range-address="Çizelge1.$B$71:.$B$79" chart:class="chart:line" chart:attached-axis="primary-y" chart:style-name="G0S0">
            <chart:data-point chart:repeated="9"/>
          </chart:series>
          <chart:series chart:label-cell-address="Çizelge1.$D$70" chart:values-cell-range-address="Çizelge1.$D$71:.$D$79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7777165354331pt" svg:width="453.4869291338582pt" chart:style-name="Crt0">
        <chart:title chart:style-name="CT00">
          <text:p text:style-name="a0" text:class-names="" text:cond-style-name="">Average MeanRank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erage MeanRank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rgin</text:p>
            </chart:title>
            <chart:categories table:cell-range-address="Çizelge1.$A$71:.$A$79"/>
          </chart:axis>
          <chart:series chart:label-cell-address="Çizelge1.$C$70" chart:values-cell-range-address="Çizelge1.$C$71:.$C$79" chart:class="chart:line" chart:attached-axis="primary-y" chart:style-name="G0S0">
            <chart:data-point chart:repeated="9"/>
          </chart:series>
          <chart:series chart:label-cell-address="Çizelge1.$E$70" chart:values-cell-range-address="Çizelge1.$E$71:.$E$79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7777165354331pt" svg:width="453.4012598425197pt" chart:style-name="Crt0">
        <chart:title chart:style-name="CT00">
          <text:p text:style-name="a0" text:class-names="" text:cond-style-name="">Comparison of No inv. rel, some inv. rel and all inv. rel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g Hits@10 (%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rgin</text:p>
            </chart:title>
            <chart:categories table:cell-range-address="Çizelge1.$L$3:.$L$11"/>
          </chart:axis>
          <chart:series chart:label-cell-address="Çizelge1.$M$2" chart:values-cell-range-address="Çizelge1.$M$3:.$M$11" chart:class="chart:line" chart:attached-axis="primary-y" chart:style-name="G0S0">
            <chart:data-point chart:repeated="9"/>
          </chart:series>
          <chart:series chart:label-cell-address="Çizelge1.$N$2" chart:values-cell-range-address="Çizelge1.$N$3:.$N$11" chart:class="chart:line" chart:attached-axis="primary-y" chart:style-name="G0S1">
            <chart:data-point chart:repeated="9"/>
          </chart:series>
          <chart:series chart:label-cell-address="Çizelge1.$O$2" chart:values-cell-range-address="Çizelge1.$O$3:.$O$11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7777165354331pt" svg:width="453.3162992125984pt" chart:style-name="Crt0">
        <chart:title chart:style-name="CT00">
          <text:p text:style-name="a0" text:class-names="" text:cond-style-name="">Comparison of no inv. rel, some inv. rel and all inv. rel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verage MeanRank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argin</text:p>
            </chart:title>
            <chart:categories table:cell-range-address="Çizelge1.$L$35:.$L$43"/>
          </chart:axis>
          <chart:series chart:label-cell-address="Çizelge1.$M$34" chart:values-cell-range-address="Çizelge1.$M$35:.$M$43" chart:class="chart:line" chart:attached-axis="primary-y" chart:style-name="G0S0">
            <chart:data-point chart:repeated="9"/>
          </chart:series>
          <chart:series chart:label-cell-address="Çizelge1.$N$34" chart:values-cell-range-address="Çizelge1.$N$35:.$N$43" chart:class="chart:line" chart:attached-axis="primary-y" chart:style-name="G0S1">
            <chart:data-point chart:repeated="9"/>
          </chart:series>
          <chart:series chart:label-cell-address="Çizelge1.$O$34" chart:values-cell-range-address="Çizelge1.$O$35:.$O$43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